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e598cd" officeooo:paragraph-rsid="00ea0428"/>
    </style:style>
    <style:style style:name="P2" style:family="paragraph" style:parent-style-name="Text_20_body">
      <style:text-properties officeooo:rsid="00eb889c" officeooo:paragraph-rsid="01298b56"/>
    </style:style>
    <style:style style:name="P3" style:family="paragraph" style:parent-style-name="Text_20_body">
      <style:text-properties fo:font-size="7pt" officeooo:rsid="00758099" officeooo:paragraph-rsid="01270f63" style:font-size-asian="7pt" style:font-size-complex="7pt"/>
    </style:style>
    <style:style style:name="P4" style:family="paragraph" style:parent-style-name="Text_20_body">
      <style:text-properties officeooo:rsid="012883c6" officeooo:paragraph-rsid="012883c6"/>
    </style:style>
    <style:style style:name="P5" style:family="paragraph" style:parent-style-name="Text_20_body">
      <style:text-properties officeooo:rsid="01298b56" officeooo:paragraph-rsid="01298b56"/>
    </style:style>
    <style:style style:name="P6" style:family="paragraph" style:parent-style-name="Text_20_body">
      <style:text-properties officeooo:rsid="01270f63" officeooo:paragraph-rsid="00ea0428"/>
    </style:style>
    <style:style style:name="P7" style:family="paragraph" style:parent-style-name="Text_20_body" style:list-style-name="L1">
      <style:text-properties officeooo:rsid="01298b56" officeooo:paragraph-rsid="01298b56"/>
    </style:style>
    <style:style style:name="P8" style:family="paragraph" style:parent-style-name="Text_20_body" style:list-style-name="L1">
      <style:text-properties officeooo:rsid="012ad0e1" officeooo:paragraph-rsid="012b0ad8"/>
    </style:style>
    <style:style style:name="P9" style:family="paragraph" style:parent-style-name="Text_20_body" style:list-style-name="L1">
      <style:text-properties officeooo:rsid="012b0ad8" officeooo:paragraph-rsid="012b0ad8"/>
    </style:style>
    <style:style style:name="P10" style:family="paragraph" style:parent-style-name="Heading_20_2">
      <style:text-properties officeooo:rsid="01270f63"/>
    </style:style>
    <style:style style:name="T1" style:family="text">
      <style:text-properties officeooo:rsid="0121b463"/>
    </style:style>
    <style:style style:name="T2" style:family="text">
      <style:text-properties officeooo:rsid="0128d905"/>
    </style:style>
    <style:style style:name="T3" style:family="text">
      <style:text-properties officeooo:rsid="01298b56"/>
    </style:style>
    <style:style style:name="T4" style:family="text">
      <style:text-properties officeooo:rsid="012ad0e1"/>
    </style:style>
    <style:style style:name="T5" style:family="text">
      <style:text-properties officeooo:rsid="012b0ad8"/>
    </style:style>
    <style:style style:name="T6" style:family="text">
      <style:text-properties officeooo:rsid="012f6eca"/>
    </style:style>
    <style:style style:name="T7" style:family="text">
      <style:text-properties officeooo:rsid="01315e1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Signal encoding</text:h>
      <text:p text:style-name="P3"><text:span text:style-name="T1">200318</text:span>, updated <text:span text:style-name="T1">20</text:span>.<text:span text:style-name="T1">3</text:span>.20<text:span text:style-name="T1">20</text:span>/pekka</text:p>
      <text:p text:style-name="P6">Standard Android phone can only turn flash on or off, and not control it’s intensity. It is also relatively slow, shortest pulse which can be reliably generated is approximately 10ms. Luckily for this application this is enough, amount of data to be transferred is small, typically WiFi network name and password, and optionally some extra information. Once wifi connection is establised, all data is transferred trough that.</text:p>
      <text:p text:style-name="P1"/>
      <text:p text:style-name="P4">When sending Android’s LED keeps on turning on and off continuously. What matters is how long <text:span text:style-name="T2">LED</text:span> stays in same state: 10ms for “0” bit and 20 ms for “1” bit. <text:span text:style-name="T3">So time between transitions matters, direction of transition is ignored. If doesn’t matter if LED switches from on to off or vice versa.</text:span></text:p>
      <text:p text:style-name="P4"/>
      <text:p text:style-name="P5">A message contains all data what user entered and is repeated endlessly: Android application doesn’t know when it is received by <text:span text:style-name="T5">micro-controller.</text:span></text:p>
      <text:p text:style-name="P5"/>
      <text:list xml:id="list1615306699" text:style-name="L1">
        <text:list-item>
          <text:p text:style-name="P7">The message starts with 9 zero bits and then one bit, like “0000000001”. </text:p>
        </text:list-item>
        <text:list-item>
          <text:p text:style-name="P7">Then the 8 data bit for each data byte follow, least significant bit first. <text:span text:style-name="T6">Add</text:span> extra 1 bit is <text:span text:style-name="T6">to each data byte, or 0 bit for last data byte</text:span>. Th<text:span text:style-name="T4">is data can never form nine consequent zeros (except for the last byte) and can be separated from beginning of message</text:span>. Like “01001010<text:span text:style-name="T4">1</text:span>”.</text:p>
        </text:list-item>
        <text:list-item>
          <text:p text:style-name="P8">There is no message length, <text:span text:style-name="T7">extra bit 0 after data byte indicates end of message. Previous message is processed when a new message begins, at <text:s/>that point the previous message is considered “ready”.</text:span></text:p>
        </text:list-item>
        <text:list-item>
          <text:p text:style-name="P9">First two data bytes contain always checksum (MODBUS CRC), less significant byte first. </text:p>
        </text:list-item>
      </text:list>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18T13:11:54.215947328</dc:date>
    <meta:editing-duration>P2DT11H8M4S</meta:editing-duration>
    <meta:editing-cycles>250</meta:editing-cycles>
    <meta:generator>LibreOffice/6.2.4.2$Linux_X86_64 LibreOffice_project/20$Build-2</meta:generator>
    <meta:document-statistic meta:table-count="0" meta:image-count="0" meta:object-count="0" meta:page-count="1" meta:paragraph-count="9" meta:word-count="264" meta:character-count="1556" meta:non-whitespace-character-count="1302"/>
  </office:meta>
</office:document-meta>
</file>